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23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23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Lost Army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885416666666667" calcext:value-type="percentage">
            <text:p>88.54%</text:p>
          </table:table-cell>
          <table:table-cell table:style-name="ce17" table:formula="of:=SUMPRODUCT([.C6:.C28];[.$J6:.$J28])/4/SUM([.C6:.C28])" office:value-type="percentage" office:value="0.869047619047619" calcext:value-type="percentage">
            <text:p>86.90%</text:p>
          </table:table-cell>
          <table:table-cell table:style-name="ce17" table:formula="of:=SUMPRODUCT([.D6:.D28];[.$J6:.$J28])/4/SUM([.D6:.D28])" office:value-type="percentage" office:value="0.859848484848485" calcext:value-type="percentage">
            <text:p>85.98%</text:p>
          </table:table-cell>
          <table:table-cell table:style-name="ce17" table:formula="of:=SUMPRODUCT([.E6:.E28];[.$J6:.$J28])/4/SUM([.E6:.E28])" office:value-type="percentage" office:value="0.911764705882353" calcext:value-type="percentage">
            <text:p>91.18%</text:p>
          </table:table-cell>
          <table:table-cell table:style-name="ce17" table:formula="of:=SUMPRODUCT([.F6:.F28];[.$J6:.$J28])/4/SUM([.F6:.F28])" office:value-type="percentage" office:value="1" calcext:value-type="percentage">
            <text:p>100.00%</text:p>
          </table:table-cell>
          <table:table-cell table:style-name="ce17" table:formula="of:=SUMPRODUCT([.G6:.G28];[.$J6:.$J28])/4/SUM([.G6:.G28])" office:value-type="percentage" office:value="1" calcext:value-type="percentage">
            <text:p>100.00%</text:p>
          </table:table-cell>
          <table:table-cell table:style-name="ce17" table:formula="of:=SUMPRODUCT([.H6:.H28];[.$J6:.$J28])/4/SUM([.H6:.H28])" office:value-type="percentage" office:value="1" calcext:value-type="percentage">
            <text:p>100.00%</text:p>
          </table:table-cell>
          <table:table-cell table:style-name="ce17" table:formula="of:=SUMPRODUCT([.I6:.I28];[.$J6:.$J28])/4/SUM([.I6:.I28])" office:value-type="percentage" office:value="1" calcext:value-type="percentage">
            <text:p>100.0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enerowany las i jaskin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po śmierci gra zacznie się od now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jest z możliwością podwójnej tu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br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poczatkowy teren i system jask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wytwarzani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walka turowa z crytykiem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poczatkowy teren i system jaskin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boss to klon gracz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ce20" table:number-columns-repeated="3"/>
          <table:table-cell table:style-name="ce24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3" calcext:value-type="float">
            <text:p>3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3:01:09.643381212</meta:creation-date>
    <dc:date>2023-10-17T23:03:41.835000000</dc:date>
    <meta:editing-duration>PT2H11M11S</meta:editing-duration>
    <meta:editing-cycles>23</meta:editing-cycles>
    <meta:generator>LibreOffice/7.6.0.3$Windows_X86_64 LibreOffice_project/69edd8b8ebc41d00b4de3915dc82f8f0fc3b6265</meta:generator>
    <meta:document-statistic meta:table-count="1" meta:cell-count="160" meta:object-count="0"/>
  </office:meta>
</office:document-meta>
</file>